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4f1e"/>
    </style:style>
    <style:style style:name="P2" style:family="paragraph" style:parent-style-name="Standard">
      <style:text-properties officeooo:rsid="001e296c" officeooo:paragraph-rsid="001e296c"/>
    </style:style>
    <style:style style:name="P3" style:family="paragraph" style:parent-style-name="Standard">
      <style:text-properties officeooo:rsid="002094dc" officeooo:paragraph-rsid="002094dc"/>
    </style:style>
    <style:style style:name="P4" style:family="paragraph" style:parent-style-name="Standard">
      <style:text-properties officeooo:rsid="00244412" officeooo:paragraph-rsid="00244412"/>
    </style:style>
    <style:style style:name="T1" style:family="text">
      <style:text-properties officeooo:rsid="001e296c"/>
    </style:style>
    <style:style style:name="T2" style:family="text">
      <style:text-properties officeooo:rsid="001ff4b9"/>
    </style:style>
    <style:style style:name="T3" style:family="text">
      <style:text-properties officeooo:rsid="002094dc"/>
    </style:style>
    <style:style style:name="T4" style:family="text">
      <style:text-properties officeooo:rsid="00220e0b"/>
    </style:style>
    <style:style style:name="T5" style:family="text">
      <style:text-properties officeooo:rsid="002395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i 206 - Sept <text:span text:style-name="T1">24</text:span>, 2018 <text:s text:c="3"/></text:p>
      <text:p text:style-name="Standard">Lecture <text:span text:style-name="T1">5</text:span></text:p>
      <text:p text:style-name="P1"/>
      <text:p text:style-name="P1"/>
      <text:p text:style-name="P2">Gas </text:p>
      <text:p text:style-name="P2">- Can be single atoms or molecules</text:p>
      <text:p text:style-name="P2">- Gas takes up more volume than liquid</text:p>
      <text:p text:style-name="P2">- Pressure = Force / Area</text:p>
      <text:p text:style-name="P2">- Bouncing gas particles exert a force upon the containing srtcuture, which in turn creates pressue</text:p>
      <text:p text:style-name="P2">- <text:span text:style-name="T2">Tempreature is directly realted to the kinetic properties of gases</text:span></text:p>
      <text:p text:style-name="P2">- <text:span text:style-name="T2">Higher temprature, higher kinetic energy</text:span></text:p>
      <text:p text:style-name="P2">- <text:span text:style-name="T3">Density directly correlates with the pressure, as more particles collide creating more pressure</text:span></text:p>
      <text:p text:style-name="P2">- <text:span text:style-name="T3">Ideal Gas Law</text:span></text:p>
      <text:p text:style-name="P2"><text:tab/>- <text:span text:style-name="T3">Pressure is proportional to density if particles <text:s/>times temprature</text:span></text:p>
      <text:p text:style-name="P2"><text:tab/>- <text:span text:style-name="T3">PV = nRT or P = number density x R x T</text:span></text:p>
      <text:p text:style-name="P2"><text:tab/>- <text:span text:style-name="T3">More particles, higher pressure</text:span></text:p>
      <text:p text:style-name="P2"><text:tab/>- <text:span text:style-name="T3">Higher temprature, higher pressure</text:span></text:p>
      <text:p text:style-name="P2"/>
      <text:p text:style-name="P3">Atomposhere </text:p>
      <text:p text:style-name="P3">- <text:span text:style-name="T4">If there are N boxes on top, then Fb = (N+1) x F_g</text:span></text:p>
      <text:p text:style-name="P3">- <text:span text:style-name="T4">F_t = (N) * (F_g)</text:span></text:p>
      <text:p text:style-name="P3">- <text:span text:style-name="T4">Air is not accelerating so forces cancel out.</text:span></text:p>
      <text:p text:style-name="P3">- <text:span text:style-name="T4">Pressure in an environment is typicaly uniform, which is what ensures air pressure in our environment does not exert a lethal force upon us</text:span></text:p>
      <text:p text:style-name="P3">- <text:span text:style-name="T5">Sucking on a straw results in liquid rising as you are reducing the force acting upon the liquid</text:span></text:p>
      <text:p text:style-name="P3"/>
      <text:p text:style-name="P4">Hydraulic Pump </text:p>
      <text:p text:style-name="P4">- Small force on a small area into a liquid filled tube casues a large are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7:41:15.120389456</meta:creation-date>
    <dc:date>2018-09-25T03:34:07.218225764</dc:date>
    <meta:editing-duration>PT11H2M13S</meta:editing-duration>
    <meta:editing-cycles>8</meta:editing-cycles>
    <meta:generator>LibreOffice/5.4.5.1$Linux_X86_64 LibreOffice_project/40m0$Build-1</meta:generator>
    <meta:document-statistic meta:table-count="0" meta:image-count="0" meta:object-count="0" meta:page-count="1" meta:paragraph-count="23" meta:word-count="206" meta:character-count="1099" meta:non-whitespace-character-count="903"/>
  </office:meta>
</office:document-meta>
</file>